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11.978cm"/>
    </style:style>
    <style:style style:name="gr8" style:family="graphic" style:parent-style-name="standard">
      <style:graphic-properties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color="#ff3333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2.63cm" svg:x="1.6cm" svg:y="4cm" presentation:class="title" presentation:user-transformed="true">
          <draw:text-box>
            <text:p>Lista Encadeada em Assembly</text:p>
          </draw:text-box>
        </draw:frame>
        <draw:frame presentation:style-name="pr2" draw:layer="layout" svg:width="14cm" svg:height="2.915cm" svg:x="7.6cm" svg:y="7.2cm" presentation:class="outline" presentation:user-transformed="true">
          <draw:text-box>
            <text:list text:style-name="L2">
              <text:list-header>
                <text:p>Prof. Ronaldo Luiz Alonso</text:p>
                <text:p>Ciência da Computação - UFM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2.63cm" svg:x="1.4cm" svg:y="0.627cm" presentation:class="title">
          <draw:text-box>
            <text:p>Estrutura de Dado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struc <text:s text:c="2"/>linklist</text:p>
                <text:p><text:s text:c="6"/>next:<text:tab/>resd<text:tab/>1</text:p>
                <text:p><text:s text:c="6"/>nr: <text:s text:c="4"/>resd <text:s text:c="3"/>1</text:p>
                <text:p>endstruc</text:p>
                <text:p/>
                <text:p>;;;;;;;;;;;;;;;;;;;;;;;;;;;;;;;;;;;;;;;;;;;;;;;;;;;;;;;;;</text:p>
                <text:p/>
                <text:p>%define NULL <text:s text:c="11"/>0</text:p>
                <text:p>%define LLSIZE <text:s text:c="9"/>8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line draw:style-name="gr2" draw:text-style-name="P3" draw:layer="layout" svg:x1="4.4cm" svg:y1="5cm" svg:x2="6.4cm" svg:y2="5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frame draw:style-name="gr4" draw:text-style-name="P4" draw:layer="layout" svg:width="2.119cm" svg:height="0.962cm" svg:x="6.8cm" svg:y="4.438cm">
          <draw:text-box>
            <text:p>NULL</text:p>
          </draw:text-box>
        </draw:frame>
        <draw:line draw:style-name="gr2" draw:text-style-name="P3" draw:layer="layout" svg:x1="4.481cm" svg:y1="6.362cm" svg:x2="6.481cm" svg:y2="6.362cm">
          <text:p/>
        </draw:line>
        <draw:frame draw:style-name="gr5" draw:text-style-name="P4" draw:layer="layout" svg:width="3.4cm" svg:height="1.6cm" svg:x="1.2cm" svg:y="5.8cm">
          <draw:text-box draw:corner-radius="1.8cm">
            <text:p>newItem</text:p>
          </draw:text-box>
        </draw:frame>
        <draw:frame draw:style-name="gr4" draw:text-style-name="P4" draw:layer="layout" svg:width="2.119cm" svg:height="0.962cm" svg:x="6.881cm" svg:y="5.8cm">
          <draw:text-box>
            <text:p>NULL</text:p>
          </draw:text-box>
        </draw:frame>
        <draw:line draw:style-name="gr2" draw:text-style-name="P3" draw:layer="layout" svg:x1="4.507cm" svg:y1="7.8cm" svg:x2="6.507cm" svg:y2="7.8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4" draw:text-style-name="P4" draw:layer="layout" svg:width="2.119cm" svg:height="0.962cm" svg:x="6.907cm" svg:y="7.238cm">
          <draw:text-box>
            <text:p>NULL</text:p>
          </draw:text-box>
        </draw:frame>
        <draw:frame draw:style-name="gr7" draw:text-style-name="P4" draw:layer="layout" svg:width="12.478cm" svg:height="14.471cm" svg:x="14cm" svg:y="0.8cm">
          <draw:text-box>
            <text:p><text:s text:c="2"/>limit = 5;</text:p>
            <text:p><text:s text:c="4"/><text:span text:style-name="T1">head </text:span><text:span text:style-name="T1">= </text:span><text:span text:style-name="T1">NUL</text:span><text:span text:style-name="T1">L;</text:span></text:p>
            <text:p><text:span text:style-name="T1"><text:s text:c="4"/></text:span><text:span text:style-name="T1">newI</text:span><text:span text:style-name="T1">tem </text:span><text:span text:style-name="T1">= </text:span><text:span text:style-name="T1">NUL</text:span><text:span text:style-name="T1">L;</text:span></text:p>
            <text:p><text:span text:style-name="T1"><text:s text:c="4"/></text:span><text:span text:style-name="T1">lastIt</text:span><text:span text:style-name="T1">em </text:span><text:span text:style-name="T1">= </text:span><text:span text:style-name="T1">NUL</text:span><text:span text:style-name="T1">L;</text:span>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line draw:style-name="gr2" draw:text-style-name="P3" draw:layer="layout" svg:x1="4.4cm" svg:y1="5cm" svg:x2="6.4cm" svg:y2="5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frame draw:style-name="gr4" draw:text-style-name="P4" draw:layer="layout" svg:width="2.119cm" svg:height="0.962cm" svg:x="6.8cm" svg:y="4.438cm">
          <draw:text-box>
            <text:p>NULL</text:p>
          </draw:text-box>
        </draw:frame>
        <draw:line draw:style-name="gr2" draw:text-style-name="P3" draw:layer="layout" svg:x1="4.481cm" svg:y1="6.362cm" svg:x2="6.481cm" svg:y2="6.362cm">
          <text:p/>
        </draw:line>
        <draw:frame draw:style-name="gr4" draw:text-style-name="P4" draw:layer="layout" svg:width="2.119cm" svg:height="0.962cm" svg:x="12.681cm" svg:y="5.8cm">
          <draw:text-box>
            <text:p>NULL</text:p>
          </draw:text-box>
        </draw:frame>
        <draw:line draw:style-name="gr2" draw:text-style-name="P3" draw:layer="layout" svg:x1="4.507cm" svg:y1="7.8cm" svg:x2="6.507cm" svg:y2="7.8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4" draw:text-style-name="P4" draw:layer="layout" svg:width="2.119cm" svg:height="0.962cm" svg:x="6.907cm" svg:y="7.238cm">
          <draw:text-box>
            <text:p>NULL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frame draw:style-name="gr5" draw:text-style-name="P4" draw:layer="layout" svg:width="3.4cm" svg:height="1.6cm" svg:x="1.2cm" svg:y="5.8cm">
          <draw:text-box draw:corner-radius="1.8cm">
            <text:p>newItem</text:p>
          </draw:text-box>
        </draw:frame>
        <draw:line draw:style-name="gr2" draw:text-style-name="P3" draw:layer="layout" svg:x1="10.281cm" svg:y1="6.2cm" svg:x2="12.281cm" svg:y2="6.2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/><text:span text:style-name="T1"><text:s text:c="3"/></text:span><text:span text:style-name="T1">newI</text:span><text:span text:style-name="T1">tem </text:span><text:span text:style-name="T1">= </text:span><text:span text:style-name="T1">mall</text:span><text:span text:style-name="T1">oc </text:span><text:span text:style-name="T1">(size</text:span><text:span text:style-name="T1">of(st</text:span><text:span text:style-name="T1">ruct </text:span><text:span text:style-name="T1">linkli</text:span><text:span text:style-name="T1">st));</text:span></text:p>
            <text:p><text:span text:style-name="T1"><text:s text:c="4"/></text:span><text:span text:style-name="T1">newI</text:span><text:span text:style-name="T1">tem-</text:span><text:span text:style-name="T1">&gt; </text:span><text:span text:style-name="T1">next </text:span><text:span text:style-name="T1">= </text:span><text:span text:style-name="T1">NUL</text:span><text:span text:style-name="T1">L;</text:span></text:p>
            <text:p><text:span text:style-name="T1"><text:s text:c="4"/></text:span><text:span text:style-name="T1">newI</text:span><text:span text:style-name="T1">tem </text:span><text:span text:style-name="T1">-&gt; nr </text:span><text:span text:style-name="T1">= </text:span><text:span text:style-name="T1">limit;</text:span>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481cm" svg:y1="6.362cm" svg:x2="6.481cm" svg:y2="6.362cm">
          <text:p/>
        </draw:line>
        <draw:frame draw:style-name="gr4" draw:text-style-name="P4" draw:layer="layout" svg:width="2.119cm" svg:height="0.962cm" svg:x="12.681cm" svg:y="5.8cm">
          <draw:text-box>
            <text:p>NULL</text:p>
          </draw:text-box>
        </draw:frame>
        <draw:line draw:style-name="gr2" draw:text-style-name="P3" draw:layer="layout" svg:x1="4.507cm" svg:y1="7.8cm" svg:x2="6.4cm" svg:y2="7.2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frame draw:style-name="gr5" draw:text-style-name="P4" draw:layer="layout" svg:width="3.4cm" svg:height="1.6cm" svg:x="1.2cm" svg:y="5.8cm">
          <draw:text-box draw:corner-radius="1.8cm">
            <text:p>newItem</text:p>
          </draw:text-box>
        </draw:frame>
        <draw:line draw:style-name="gr2" draw:text-style-name="P3" draw:layer="layout" svg:x1="10.281cm" svg:y1="6.2cm" svg:x2="12.281cm" svg:y2="6.2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<text:span text:style-name="T1">if </text:span><text:span text:style-name="T1">( he</text:span><text:span text:style-name="T1">ad </text:span><text:span text:style-name="T1">== </text:span><text:span text:style-name="T1">NUL</text:span><text:span text:style-name="T1">L) {</text:span></text:p>
            <text:p><text:span text:style-name="T1"><text:s text:c="8"/></text:span><text:span text:style-name="T1">head </text:span><text:span text:style-name="T1">= </text:span><text:span text:style-name="T1">newI</text:span><text:span text:style-name="T1">tem;</text:span></text:p>
            <text:p><text:span text:style-name="T1"><text:s text:c="8"/></text:span><text:span text:style-name="T1">lastIt</text:span><text:span text:style-name="T1">em </text:span><text:span text:style-name="T1">= </text:span><text:span text:style-name="T1">head</text:span><text:span text:style-name="T1">;</text:span></text:p>
            <text:p><text:span text:style-name="T1"><text:s text:c="4"/></text:span><text:span text:style-name="T1">} <text:s text:c="2"/></text:span><text:span text:style-name="T1"><text:s/></text:span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<text:span text:style-name="T1">limit </text:span><text:span text:style-name="T1">--;</text:span>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4cm" svg:y1="9.6cm" svg:x2="6.4cm" svg:y2="9.6cm">
          <text:p/>
        </draw:line>
        <draw:frame draw:style-name="gr4" draw:text-style-name="P4" draw:layer="layout" svg:width="2.119cm" svg:height="0.962cm" svg:x="12.681cm" svg:y="5.8cm">
          <draw:text-box>
            <text:p>NULL</text:p>
          </draw:text-box>
        </draw:frame>
        <draw:line draw:style-name="gr2" draw:text-style-name="P3" draw:layer="layout" svg:x1="4.507cm" svg:y1="7.8cm" svg:x2="6.4cm" svg:y2="7.2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frame draw:style-name="gr5" draw:text-style-name="P4" draw:layer="layout" svg:width="3.4cm" svg:height="1.6cm" svg:x="1.5cm" svg:y="9cm">
          <draw:text-box draw:corner-radius="1.8cm">
            <text:p>newItem</text:p>
          </draw:text-box>
        </draw:frame>
        <draw:line draw:style-name="gr2" draw:text-style-name="P3" draw:layer="layout" svg:x1="10.281cm" svg:y1="6.2cm" svg:x2="12.281cm" svg:y2="6.2cm">
          <text:p/>
        </draw:line>
        <draw:frame draw:style-name="gr4" draw:text-style-name="P4" draw:layer="layout" svg:width="2.119cm" svg:height="0.962cm" svg:x="12.8cm" svg:y="8.838cm">
          <draw:text-box>
            <text:p>NULL</text:p>
          </draw:text-box>
        </draw:fram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10.4cm" svg:y1="9.238cm" svg:x2="12.4cm" svg:y2="9.238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<text:span text:style-name="T1">newI</text:span><text:span text:style-name="T1">tem </text:span><text:span text:style-name="T1">= </text:span><text:span text:style-name="T1">mall</text:span><text:span text:style-name="T1">oc </text:span><text:span text:style-name="T1">(size</text:span><text:span text:style-name="T1">of(st</text:span><text:span text:style-name="T1">ruct </text:span><text:span text:style-name="T1">linkli</text:span><text:span text:style-name="T1">st));</text:span></text:p>
            <text:p><text:span text:style-name="T1"><text:s text:c="4"/></text:span><text:span text:style-name="T1">newI</text:span><text:span text:style-name="T1">tem-</text:span><text:span text:style-name="T1">&gt; </text:span><text:span text:style-name="T1">next </text:span><text:span text:style-name="T1">= </text:span><text:span text:style-name="T1">NUL</text:span><text:span text:style-name="T1">L;</text:span></text:p>
            <text:p><text:span text:style-name="T1"><text:s text:c="4"/></text:span><text:span text:style-name="T1">newI</text:span><text:span text:style-name="T1">tem </text:span><text:span text:style-name="T1">-&gt; nr </text:span><text:span text:style-name="T1">= </text:span><text:span text:style-name="T1">limit;</text:span>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681cm" svg:y1="9.462cm" svg:x2="6.681cm" svg:y2="9.462cm">
          <text:p/>
        </draw:line>
        <draw:line draw:style-name="gr2" draw:text-style-name="P3" draw:layer="layout" svg:x1="4.507cm" svg:y1="7.8cm" svg:x2="6.4cm" svg:y2="7.2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frame draw:style-name="gr5" draw:text-style-name="P4" draw:layer="layout" svg:width="3.4cm" svg:height="1.6cm" svg:x="1.4cm" svg:y="8.9cm">
          <draw:text-box draw:corner-radius="1.8cm">
            <text:p>newItem</text:p>
          </draw:text-box>
        </draw:frame>
        <draw:line draw:style-name="gr2" draw:text-style-name="P3" draw:layer="layout" svg:x1="10.281cm" svg:y1="6.2cm" svg:x2="9.8cm" svg:y2="8.838cm">
          <text:p/>
        </draw:line>
        <draw:frame draw:style-name="gr4" draw:text-style-name="P4" draw:layer="layout" svg:width="2.119cm" svg:height="0.962cm" svg:x="12.8cm" svg:y="8.838cm">
          <draw:text-box>
            <text:p>NULL</text:p>
          </draw:text-box>
        </draw:fram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10.4cm" svg:y1="9.238cm" svg:x2="12.4cm" svg:y2="9.238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<text:span text:style-name="T1">lastIt</text:span><text:span text:style-name="T1">em </text:span><text:span text:style-name="T1">-&gt; </text:span><text:span text:style-name="T1">next </text:span><text:span text:style-name="T1">= </text:span><text:span text:style-name="T1">newI</text:span><text:span text:style-name="T1">tem;</text:span>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681cm" svg:y1="9.462cm" svg:x2="6.681cm" svg:y2="9.462cm">
          <text:p/>
        </draw:line>
        <draw:line draw:style-name="gr2" draw:text-style-name="P3" draw:layer="layout" svg:x1="4.507cm" svg:y1="7.8cm" svg:x2="6.8cm" svg:y2="8.6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frame draw:style-name="gr5" draw:text-style-name="P4" draw:layer="layout" svg:width="3.4cm" svg:height="1.6cm" svg:x="1.4cm" svg:y="8.9cm">
          <draw:text-box draw:corner-radius="1.8cm">
            <text:p>newItem</text:p>
          </draw:text-box>
        </draw:frame>
        <draw:line draw:style-name="gr2" draw:text-style-name="P3" draw:layer="layout" svg:x1="10.281cm" svg:y1="6.2cm" svg:x2="9.8cm" svg:y2="8.838cm">
          <text:p/>
        </draw:line>
        <draw:frame draw:style-name="gr4" draw:text-style-name="P4" draw:layer="layout" svg:width="2.119cm" svg:height="0.962cm" svg:x="12.8cm" svg:y="8.838cm">
          <draw:text-box>
            <text:p>NULL</text:p>
          </draw:text-box>
        </draw:fram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10.4cm" svg:y1="9.238cm" svg:x2="12.4cm" svg:y2="9.238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5"/><text:span text:style-name="T1"><text:s/></text:span><text:span text:style-name="T1">lastIt</text:span><text:span text:style-name="T1">em </text:span><text:span text:style-name="T1">= </text:span><text:span text:style-name="T1">newI</text:span><text:span text:style-name="T1">tem;</text:span></text:p>
            <text:p><text:s text:c="4"/>}</text:p>
            <text:p><text:s text:c="4"/><text:span text:style-name="T1">limit </text:span><text:span text:style-name="T1">--; <text:s/></text:span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507cm" svg:y1="7.8cm" svg:x2="6.6cm" svg:y2="9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line draw:style-name="gr2" draw:text-style-name="P3" draw:layer="layout" svg:x1="10.281cm" svg:y1="6.2cm" svg:x2="9.8cm" svg:y2="8.838cm">
          <text:p/>
        </draw:lin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4.682cm" svg:y1="12.162cm" svg:x2="6.682cm" svg:y2="12.162cm">
          <text:p/>
        </draw:line>
        <draw:frame draw:style-name="gr5" draw:text-style-name="P4" draw:layer="layout" svg:width="3.4cm" svg:height="1.6cm" svg:x="1.401cm" svg:y="11.6cm">
          <draw:text-box draw:corner-radius="1.8cm">
            <text:p>newItem</text:p>
          </draw:text-box>
        </draw:frame>
        <draw:frame draw:style-name="gr4" draw:text-style-name="P4" draw:layer="layout" svg:width="2.119cm" svg:height="0.962cm" svg:x="12.801cm" svg:y="11.538cm">
          <draw:text-box>
            <text:p>NULL</text:p>
          </draw:text-box>
        </draw:frame>
        <draw:frame draw:style-name="gr8" draw:layer="layout" svg:width="1.907cm" svg:height="0.962cm" svg:x="6.801cm" svg:y="11.538cm">
          <draw:text-box>
            <text:p>0003</text:p>
          </draw:text-box>
        </draw:frame>
        <draw:frame draw:style-name="gr8" draw:layer="layout" svg:width="1.907cm" svg:height="0.962cm" svg:x="8.709cm" svg:y="11.538cm">
          <draw:text-box>
            <text:p>next</text:p>
          </draw:text-box>
        </draw:frame>
        <draw:line draw:style-name="gr2" draw:text-style-name="P3" draw:layer="layout" svg:x1="10.401cm" svg:y1="11.938cm" svg:x2="12.401cm" svg:y2="11.938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<text:span text:style-name="T1">newI</text:span><text:span text:style-name="T1">tem </text:span><text:span text:style-name="T1">= </text:span><text:span text:style-name="T1">mall</text:span><text:span text:style-name="T1">oc </text:span><text:span text:style-name="T1">(size</text:span><text:span text:style-name="T1">of(st</text:span><text:span text:style-name="T1">ruct </text:span><text:span text:style-name="T1">linkli</text:span><text:span text:style-name="T1">st));</text:span></text:p>
            <text:p><text:span text:style-name="T1"><text:s text:c="4"/></text:span><text:span text:style-name="T1">newI</text:span><text:span text:style-name="T1">tem-</text:span><text:span text:style-name="T1">&gt; </text:span><text:span text:style-name="T1">next </text:span><text:span text:style-name="T1">= </text:span><text:span text:style-name="T1">NUL</text:span><text:span text:style-name="T1">L;</text:span></text:p>
            <text:p><text:span text:style-name="T1"><text:s text:c="4"/></text:span><text:span text:style-name="T1">newI</text:span><text:span text:style-name="T1">tem </text:span><text:span text:style-name="T1">-&gt; nr </text:span><text:span text:style-name="T1">= </text:span><text:span text:style-name="T1">limit;</text:span>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507cm" svg:y1="7.8cm" svg:x2="6.6cm" svg:y2="9cm">
          <text:p/>
        </draw:line>
        <draw:frame draw:style-name="gr6" draw:text-style-name="P4" draw:layer="layout" svg:width="2.907cm" svg:height="1.711cm" svg:x="1.6cm" svg:y="7.2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line draw:style-name="gr2" draw:text-style-name="P3" draw:layer="layout" svg:x1="10.281cm" svg:y1="6.2cm" svg:x2="9.8cm" svg:y2="8.838cm">
          <text:p/>
        </draw:lin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10.4cm" svg:y1="9.238cm" svg:x2="9.2cm" svg:y2="11.538cm">
          <text:p/>
        </draw:line>
        <draw:line draw:style-name="gr2" draw:text-style-name="P3" draw:layer="layout" svg:x1="4.682cm" svg:y1="12.162cm" svg:x2="6.682cm" svg:y2="12.162cm">
          <text:p/>
        </draw:line>
        <draw:frame draw:style-name="gr5" draw:text-style-name="P4" draw:layer="layout" svg:width="3.4cm" svg:height="1.6cm" svg:x="1.401cm" svg:y="11.6cm">
          <draw:text-box draw:corner-radius="1.8cm">
            <text:p>newItem</text:p>
          </draw:text-box>
        </draw:frame>
        <draw:frame draw:style-name="gr4" draw:text-style-name="P4" draw:layer="layout" svg:width="2.119cm" svg:height="0.962cm" svg:x="12.801cm" svg:y="11.538cm">
          <draw:text-box>
            <text:p>NULL</text:p>
          </draw:text-box>
        </draw:frame>
        <draw:frame draw:style-name="gr8" draw:layer="layout" svg:width="1.907cm" svg:height="0.962cm" svg:x="6.801cm" svg:y="11.538cm">
          <draw:text-box>
            <text:p>0003</text:p>
          </draw:text-box>
        </draw:frame>
        <draw:frame draw:style-name="gr8" draw:layer="layout" svg:width="1.907cm" svg:height="0.962cm" svg:x="8.709cm" svg:y="11.538cm">
          <draw:text-box>
            <text:p>next</text:p>
          </draw:text-box>
        </draw:frame>
        <draw:line draw:style-name="gr2" draw:text-style-name="P3" draw:layer="layout" svg:x1="10.401cm" svg:y1="11.938cm" svg:x2="12.401cm" svg:y2="11.938cm">
          <text:p/>
        </draw:line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4"/><text:span text:style-name="T1"><text:s text:c="2"/></text:span><text:span text:style-name="T1">lastIt</text:span><text:span text:style-name="T1">em </text:span><text:span text:style-name="T1">-&gt; </text:span><text:span text:style-name="T1">next </text:span><text:span text:style-name="T1">= </text:span><text:span text:style-name="T1">newI</text:span><text:span text:style-name="T1">tem;</text:span>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draw:frame draw:style-name="gr7" draw:text-style-name="P4" draw:layer="layout" svg:width="12.478cm" svg:height="14.471cm" svg:x="14cm" svg:y="0.8cm">
          <draw:text-box>
            <text:p><text:s text:c="2"/>limit = 5;</text:p>
            <text:p><text:s text:c="4"/>head = NULL;</text:p>
            <text:p><text:s text:c="4"/>newItem = NULL;</text:p>
            <text:p><text:s text:c="4"/>lastItem = NULL;</text:p>
            <text:p><text:s text:c="3"/>// cria a lista </text:p>
            <text:p><text:s text:c="2"/>do {</text:p>
            <text:p><text:s text:c="4"/>newItem = malloc (sizeof(struct linklist));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5"/><text:span text:style-name="T1"><text:s/></text:span><text:span text:style-name="T1">lastIt</text:span><text:span text:style-name="T1">em </text:span><text:span text:style-name="T1">= </text:span><text:span text:style-name="T1">newI</text:span><text:span text:style-name="T1">tem;</text:span></text:p>
            <text:p><text:s text:c="4"/>}</text:p>
            <text:p><text:s text:c="3"/><text:span text:style-name="T1"><text:s/></text:span><text:span text:style-name="T1">limit </text:span><text:span text:style-name="T1">--; </text:span><text:s/></text:p>
            <text:p><text:s text:c="6"/></text:p>
            <text:p><text:s text:c="2"/>}while (limit &gt; 0); <text:s/></text:p>
          </draw:text-box>
        </draw:frame>
        <draw:line draw:style-name="gr2" draw:text-style-name="P3" draw:layer="layout" svg:x1="4.4cm" svg:y1="5cm" svg:x2="6.4cm" svg:y2="5.6cm">
          <text:p/>
        </draw:line>
        <draw:frame draw:style-name="gr3" draw:text-style-name="P4" draw:layer="layout" svg:width="1.907cm" svg:height="0.962cm" svg:x="2.493cm" svg:y="4.438cm">
          <draw:text-box>
            <text:p>head</text:p>
          </draw:text-box>
        </draw:frame>
        <draw:line draw:style-name="gr2" draw:text-style-name="P3" draw:layer="layout" svg:x1="4.507cm" svg:y1="10cm" svg:x2="6.6cm" svg:y2="11.2cm">
          <text:p/>
        </draw:line>
        <draw:frame draw:style-name="gr6" draw:text-style-name="P4" draw:layer="layout" svg:width="2.907cm" svg:height="1.711cm" svg:x="1.4cm" svg:y="8.911cm">
          <draw:text-box>
            <text:p>lastItem</text:p>
          </draw:text-box>
        </draw:frame>
        <draw:frame draw:style-name="gr8" draw:layer="layout" svg:width="1.907cm" svg:height="0.962cm" svg:x="6.681cm" svg:y="5.8cm">
          <draw:text-box>
            <text:p>0005</text:p>
          </draw:text-box>
        </draw:frame>
        <draw:frame draw:style-name="gr8" draw:layer="layout" svg:width="1.907cm" svg:height="0.962cm" svg:x="8.589cm" svg:y="5.8cm">
          <draw:text-box>
            <text:p>next</text:p>
          </draw:text-box>
        </draw:frame>
        <draw:line draw:style-name="gr2" draw:text-style-name="P3" draw:layer="layout" svg:x1="10.281cm" svg:y1="6.2cm" svg:x2="9.8cm" svg:y2="8.838cm">
          <text:p/>
        </draw:line>
        <draw:frame draw:style-name="gr8" draw:layer="layout" svg:width="1.907cm" svg:height="0.962cm" svg:x="6.8cm" svg:y="8.838cm">
          <draw:text-box>
            <text:p>0004</text:p>
          </draw:text-box>
        </draw:frame>
        <draw:frame draw:style-name="gr8" draw:layer="layout" svg:width="1.907cm" svg:height="0.962cm" svg:x="8.708cm" svg:y="8.838cm">
          <draw:text-box>
            <text:p>next</text:p>
          </draw:text-box>
        </draw:frame>
        <draw:line draw:style-name="gr2" draw:text-style-name="P3" draw:layer="layout" svg:x1="10.4cm" svg:y1="9.238cm" svg:x2="9.2cm" svg:y2="11.538cm">
          <text:p/>
        </draw:line>
        <draw:line draw:style-name="gr2" draw:text-style-name="P3" draw:layer="layout" svg:x1="4.682cm" svg:y1="12.162cm" svg:x2="6.682cm" svg:y2="12.162cm">
          <text:p/>
        </draw:line>
        <draw:frame draw:style-name="gr5" draw:text-style-name="P4" draw:layer="layout" svg:width="3.4cm" svg:height="1.6cm" svg:x="1.401cm" svg:y="11.6cm">
          <draw:text-box draw:corner-radius="1.8cm">
            <text:p>newItem</text:p>
          </draw:text-box>
        </draw:frame>
        <draw:frame draw:style-name="gr8" draw:layer="layout" svg:width="1.907cm" svg:height="0.962cm" svg:x="6.801cm" svg:y="11.538cm">
          <draw:text-box>
            <text:p>0003</text:p>
          </draw:text-box>
        </draw:frame>
        <draw:frame draw:style-name="gr8" draw:layer="layout" svg:width="1.907cm" svg:height="0.962cm" svg:x="8.709cm" svg:y="11.538cm">
          <draw:text-box>
            <text:p>next</text:p>
          </draw:text-box>
        </draw:frame>
        <draw:line draw:style-name="gr2" draw:text-style-name="P3" draw:layer="layout" svg:x1="10.401cm" svg:y1="11.938cm" svg:x2="12.401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draw:style-name="gr7" draw:text-style-name="P6" draw:layer="layout" svg:width="12.478cm" svg:height="14.471cm" svg:x="14cm" svg:y="0.801cm">
          <draw:text-box>
            <text:p text:style-name="P5"><text:s/><text:span text:style-name="T1"><text:s/></text:span><text:span text:style-name="T1">limit </text:span><text:span text:style-name="T1">= 5;</text:span></text:p>
            <text:p text:style-name="P5"><text:span text:style-name="T1"><text:s text:c="4"/></text:span><text:span text:style-name="T1">head </text:span><text:span text:style-name="T1">= </text:span><text:span text:style-name="T1">NUL</text:span><text:span text:style-name="T1">L;</text:span></text:p>
            <text:p text:style-name="P5"><text:span text:style-name="T1"><text:s text:c="4"/></text:span><text:span text:style-name="T1">newI</text:span><text:span text:style-name="T1">tem </text:span><text:span text:style-name="T1">= </text:span><text:span text:style-name="T1">NUL</text:span><text:span text:style-name="T1">L;</text:span></text:p>
            <text:p text:style-name="P5"><text:span text:style-name="T1"><text:s text:c="4"/></text:span><text:span text:style-name="T1">lastIt</text:span><text:span text:style-name="T1">em </text:span><text:span text:style-name="T1">= </text:span><text:span text:style-name="T1">NUL</text:span><text:span text:style-name="T1">L;</text:span></text:p>
            <text:p text:style-name="P5"><text:s text:c="3"/>// cria a lista </text:p>
            <text:p text:style-name="P5"><text:s text:c="2"/>do {</text:p>
            <text:p text:style-name="P5"><text:s text:c="4"/>newItem = malloc (sizeof(struct linklist));</text:p>
            <text:p text:style-name="P5"><text:s text:c="4"/>newItem-&gt; next = NULL;</text:p>
            <text:p text:style-name="P5"><text:s text:c="4"/>newItem -&gt; nr = limit;</text:p>
            <text:p text:style-name="P5"><text:s text:c="4"/>if ( head == NULL) {</text:p>
            <text:p text:style-name="P5"><text:s text:c="8"/>head = newItem;</text:p>
            <text:p text:style-name="P5"><text:s text:c="8"/>lastItem = head;</text:p>
            <text:p text:style-name="P5"><text:s text:c="4"/>} <text:s text:c="2"/><text:s/></text:p>
            <text:p text:style-name="P5"><text:s text:c="4"/>else {</text:p>
            <text:p text:style-name="P5"><text:s text:c="6"/>lastItem -&gt; next = newItem;</text:p>
            <text:p text:style-name="P5"><text:s text:c="6"/>lastItem = newItem;</text:p>
            <text:p text:style-name="P5"><text:s text:c="4"/>}</text:p>
            <text:p text:style-name="P5"><text:s text:c="4"/>limit --; <text:s/></text:p>
            <text:p text:style-name="P5"><text:s text:c="6"/></text:p>
            <text:p text:style-name="P5"><text:s text:c="2"/>}while (limit &gt; 0); <text:s/></text:p>
          </draw:text-box>
        </draw:frame>
        <draw:frame draw:style-name="gr9" draw:text-style-name="P6" draw:layer="layout" svg:width="11.678cm" svg:height="13.049cm" svg:x="0.242cm" svg:y="1cm">
          <draw:text-box>
            <text:p text:style-name="P5"><text:span text:style-name="T1">limit <text:s/></text:span><text:span text:style-name="T1">dd 5</text:span></text:p>
            <text:p text:style-name="P5">main:</text:p>
            <text:p text:style-name="P5"><text:s text:c="7"/><text:span text:style-name="T1"><text:s/></text:span><text:span text:style-name="T1">mov <text:s/></text:span><text:span text:style-name="T1"><text:s text:c="3"/></text:span><text:span text:style-name="T1">dwor</text:span><text:span text:style-name="T1">d </text:span><text:span text:style-name="T1">[ he</text:span><text:span text:style-name="T1">ad ], </text:span><text:span text:style-name="T1">NUL</text:span><text:span text:style-name="T1">L <text:s text:c="5"/></text:span><text:span text:style-name="T1"><text:s/></text:span></text:p>
            <text:p text:style-name="P5"><text:span text:style-name="T1"><text:s text:c="8"/></text:span><text:span text:style-name="T1">mov <text:s/></text:span><text:span text:style-name="T1"><text:s text:c="3"/></text:span><text:span text:style-name="T1">dwor</text:span><text:span text:style-name="T1">d </text:span><text:span text:style-name="T1">[ ne</text:span><text:span text:style-name="T1">wIte</text:span><text:span text:style-name="T1">m ], </text:span><text:span text:style-name="T1">NUL</text:span><text:span text:style-name="T1">L <text:s text:c="3"/></text:span></text:p>
            <text:p text:style-name="P5"><text:span text:style-name="T1"><text:s text:c="8"/></text:span><text:span text:style-name="T1">mov <text:s/></text:span><text:span text:style-name="T1"><text:s text:c="3"/></text:span><text:span text:style-name="T1">dwor</text:span><text:span text:style-name="T1">d </text:span><text:span text:style-name="T1">[lastI</text:span><text:span text:style-name="T1">tem </text:span><text:span text:style-name="T1">], </text:span><text:span text:style-name="T1">NUL</text:span><text:span text:style-name="T1">L <text:s text:c="4"/></text:span></text:p>
            <text:p text:style-name="P5"><text:s text:c="7"/></text:p>
            <text:p text:style-name="P5"><text:s text:c="4"/></text:p>
            <text:p text:style-name="P5">do_while_1:</text:p>
            <text:p text:style-name="P5"><text:s text:c="8"/></text:p>
            <text:p text:style-name="P5"><text:s text:c="8"/>mov <text:s/><text:s text:c="3"/>rdi, LLSIZE</text:p>
            <text:p text:style-name="P5"><text:s text:c="8"/>call <text:s text:c="2"/><text:s/>malloc <text:s text:c="3"/><text:s text:c="8"/><text:s text:c="8"/><text:s/></text:p>
            <text:p text:style-name="P5"><text:s text:c="8"/>mov <text:s/><text:s text:c="2"/>dword [newItem], eax <text:s text:c="2"/><text:s text:c="6"/></text:p>
            <text:p text:style-name="P5"><text:s text:c="8"/></text:p>
            <text:p text:style-name="P5"><text:s text:c="8"/>mov <text:s/><text:s text:c="3"/>ecx, dword [limit] <text:s text:c="6"/><text:s text:c="2"/></text:p>
            <text:p text:style-name="P5"><text:s text:c="8"/></text:p>
            <text:p text:style-name="P5"><text:s text:c="8"/>mov <text:s/><text:s text:c="3"/>ebx, eax <text:s text:c="2"/><text:s text:c="8"/><text:s text:c="8"/></text:p>
            <text:p text:style-name="P5"><text:s text:c="8"/>mov <text:s/><text:s text:c="3"/>[ ebx ], dword NULL <text:s text:c="5"/><text:s/></text:p>
            <text:p text:style-name="P5"><text:s text:c="8"/>mov <text:s/><text:s text:c="3"/>[ ebx + nr ], ecx <text:s text:c="2"/><text:s text:c="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1">newI</text:span><text:span text:style-name="T1">tem </text:span><text:span text:style-name="T1">= </text:span><text:span text:style-name="T1">mall</text:span><text:span text:style-name="T1">oc </text:span><text:span text:style-name="T1">(size</text:span><text:span text:style-name="T1">of(st</text:span><text:span text:style-name="T1">ruct </text:span><text:span text:style-name="T1">linkli</text:span><text:span text:style-name="T1">st));</text:span>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678cm" svg:height="13.049cm" svg:x="0.242cm" svg:y="1cm">
          <draw:text-box>
            <text:p>limit <text:s/>dd 5</text:p>
            <text:p>main:</text:p>
            <text:p><text:s text:c="8"/>mov <text:s/><text:s text:c="3"/>dword [ head ], NULL <text:s text:c="5"/><text:s/></text:p>
            <text:p><text:s text:c="8"/>mov <text:s/><text:s text:c="3"/>dword [ newItem ], NULL <text:s text:c="3"/></text:p>
            <text:p><text:s text:c="8"/>mov <text:s/><text:s text:c="3"/>dword [lastItem ], NULL <text:s text:c="4"/></text:p>
            <text:p><text:s text:c="7"/></text:p>
            <text:p><text:s text:c="4"/></text:p>
            <text:p>do_while_1:</text:p>
            <text:p><text:s text:c="8"/></text:p>
            <text:p><text:s text:c="8"/><text:span text:style-name="T1">mov <text:s/></text:span><text:span text:style-name="T1"><text:s text:c="3"/></text:span><text:span text:style-name="T1">rdi, </text:span><text:span text:style-name="T1">LLSI</text:span><text:span text:style-name="T1">ZE</text:span></text:p>
            <text:p><text:span text:style-name="T1"><text:s text:c="8"/></text:span><text:span text:style-name="T1">call <text:s text:c="2"/></text:span><text:span text:style-name="T1"><text:s/></text:span><text:span text:style-name="T1">mall</text:span><text:span text:style-name="T1">oc <text:s text:c="3"/></text:span><text:span text:style-name="T1"><text:s text:c="8"/></text:span><text:span text:style-name="T1"><text:s text:c="8"/></text:span><text:span text:style-name="T1"><text:s/></text:span></text:p>
            <text:p><text:span text:style-name="T1"><text:s text:c="8"/></text:span><text:span text:style-name="T1">mov <text:s/></text:span><text:span text:style-name="T1"><text:s text:c="2"/></text:span><text:span text:style-name="T1">dwor</text:span><text:span text:style-name="T1">d </text:span><text:span text:style-name="T1">[new</text:span><text:span text:style-name="T1">Item</text:span><text:span text:style-name="T1">], </text:span><text:span text:style-name="T1">eax <text:s/></text:span><text:s/><text:s text:c="6"/></text:p>
            <text:p><text:s text:c="8"/></text:p>
            <text:p><text:s text:c="8"/>mov <text:s/><text:s text:c="3"/>ecx, dword [limit] <text:s text:c="6"/><text:s text:c="2"/></text:p>
            <text:p><text:s text:c="8"/></text:p>
            <text:p><text:s text:c="8"/>mov <text:s/><text:s text:c="3"/>ebx, eax <text:s text:c="2"/><text:s text:c="8"/><text:s text:c="8"/></text:p>
            <text:p><text:s text:c="8"/>mov <text:s/><text:s text:c="3"/>[ ebx ], dword NULL <text:s text:c="5"/><text:s/></text:p>
            <text:p><text:s text:c="8"/>mov <text:s/><text:s text:c="3"/>[ ebx + nr ], ecx <text:s text:c="2"/><text:s text:c="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3"/><text:span text:style-name="T1"><text:s/></text:span><text:span text:style-name="T1">newI</text:span><text:span text:style-name="T1">tem-</text:span><text:span text:style-name="T1">&gt; </text:span><text:span text:style-name="T1">next </text:span><text:span text:style-name="T1">= </text:span><text:span text:style-name="T1">NUL</text:span><text:span text:style-name="T1">L;</text:span>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462cm" svg:height="10.205cm" svg:x="0.242cm" svg:y="4.395cm">
          <draw:text-box>
            <text:p><text:s text:c="5"/></text:p>
            <text:p><text:s text:c="7"/></text:p>
            <text:p><text:s text:c="4"/></text:p>
            <text:p>do_while_1:</text:p>
            <text:p><text:s text:c="8"/></text:p>
            <text:p><text:s text:c="8"/><text:span text:style-name="T2">mov <text:s/></text:span><text:span text:style-name="T2"><text:s text:c="3"/></text:span><text:span text:style-name="T2">rdi, </text:span><text:span text:style-name="T2">LLSI</text:span><text:span text:style-name="T2">ZE</text:span></text:p>
            <text:p><text:span text:style-name="T2"><text:s text:c="8"/></text:span><text:span text:style-name="T2">call <text:s text:c="2"/></text:span><text:span text:style-name="T2"><text:s/></text:span><text:span text:style-name="T2">mall</text:span><text:span text:style-name="T2">oc <text:s text:c="3"/></text:span><text:span text:style-name="T2"><text:s text:c="8"/></text:span><text:span text:style-name="T2"><text:s text:c="8"/></text:span><text:span text:style-name="T2"><text:s/></text:span></text:p>
            <text:p><text:span text:style-name="T2"><text:s text:c="8"/></text:span><text:span text:style-name="T2">mov <text:s/></text:span><text:span text:style-name="T2"><text:s text:c="2"/></text:span><text:span text:style-name="T2">dwor</text:span><text:span text:style-name="T2">d </text:span><text:span text:style-name="T2">[new</text:span><text:span text:style-name="T2">Item</text:span><text:span text:style-name="T2">], </text:span><text:span text:style-name="T2">eax <text:s text:c="2"/></text:span><text:span text:style-name="T2"><text:s/></text:span><text:s text:c="5"/></text:p>
            <text:p><text:s text:c="8"/></text:p>
            <text:p><text:s text:c="8"/>mov <text:s/><text:s text:c="3"/>ecx, dword [limit] <text:s text:c="6"/><text:s text:c="2"/></text:p>
            <text:p><text:s text:c="8"/></text:p>
            <text:p><text:s text:c="8"/>mov <text:s/><text:s text:c="3"/>ebx, eax <text:s text:c="2"/><text:s text:c="8"/><text:s text:c="8"/></text:p>
            <text:p><text:s text:c="8"/><text:span text:style-name="T1">mov <text:s/></text:span><text:span text:style-name="T1"><text:s text:c="3"/></text:span><text:span text:style-name="T1">[ ebx </text:span><text:span text:style-name="T1">], </text:span><text:span text:style-name="T1">dwor</text:span><text:span text:style-name="T1">d </text:span><text:span text:style-name="T1">NUL</text:span><text:span text:style-name="T1">L <text:s text:c="3"/></text:span><text:s text:c="2"/><text:s/></text:p>
            <text:p><text:s text:c="8"/>mov <text:s/><text:s text:c="3"/>[ ebx + nr ], ecx <text:s text:c="2"/><text:s text:c="8"/></text:p>
          </draw:text-box>
        </draw:frame>
        <draw:frame draw:style-name="gr8" draw:layer="layout" svg:width="1.907cm" svg:height="0.962cm" svg:x="3.4cm" svg:y="4.362cm">
          <draw:text-box>
            <text:p>0005</text:p>
          </draw:text-box>
        </draw:frame>
        <draw:frame draw:style-name="gr8" draw:layer="layout" svg:width="1.907cm" svg:height="0.962cm" svg:x="3.401cm" svg:y="3.4cm">
          <draw:text-box>
            <text:p>next</text:p>
          </draw:text-box>
        </draw:frame>
        <draw:line draw:style-name="gr2" draw:text-style-name="P3" draw:layer="layout" svg:x1="1.8cm" svg:y1="2.511cm" svg:x2="3.4cm" svg:y2="3.6cm">
          <text:p/>
        </draw:line>
        <draw:frame draw:style-name="gr10" draw:text-style-name="P4" draw:layer="layout" svg:width="12cm" svg:height="1.673cm" svg:x="0.8cm" svg:y="0.838cm">
          <draw:text-box>
            <text:p>newItem==(newItem+next) </text:p>
            <text:p>(next==0)</text:p>
          </draw:text-box>
        </draw:frame>
        <draw:frame draw:style-name="gr11" draw:text-style-name="P4" draw:layer="layout" svg:width="4.8cm" svg:height="1.673cm" svg:x="7.2cm" svg:y="4.327cm">
          <draw:text-box>
            <text:p>newItem+nr </text:p>
            <text:p>(nr==4)</text:p>
          </draw:text-box>
        </draw:frame>
        <draw:line draw:style-name="gr2" draw:text-style-name="P3" draw:layer="layout" svg:x1="7.2cm" svg:y1="4.8cm" svg:x2="5.307cm" svg:y2="4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3"/><text:span text:style-name="T2"><text:s/></text:span><text:span text:style-name="T2">newI</text:span><text:span text:style-name="T2">tem-</text:span><text:span text:style-name="T2">&gt; </text:span><text:span text:style-name="T2">next </text:span><text:span text:style-name="T2">= </text:span><text:span text:style-name="T2">NUL</text:span><text:span text:style-name="T2">L;</text:span></text:p>
            <text:p><text:s text:c="4"/><text:span text:style-name="T1">newI</text:span><text:span text:style-name="T1">tem </text:span><text:span text:style-name="T1">-&gt; nr </text:span><text:span text:style-name="T1">= </text:span><text:span text:style-name="T1">limit;</text:span>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462cm" svg:height="10.205cm" svg:x="0.242cm" svg:y="4.395cm">
          <draw:text-box>
            <text:p><text:s text:c="5"/></text:p>
            <text:p><text:s text:c="7"/></text:p>
            <text:p><text:s text:c="4"/></text:p>
            <text:p>do_while_1:</text:p>
            <text:p><text:s text:c="8"/></text:p>
            <text:p><text:s text:c="8"/><text:span text:style-name="T2">mov <text:s/></text:span><text:span text:style-name="T2"><text:s text:c="3"/></text:span><text:span text:style-name="T2">rdi, </text:span><text:span text:style-name="T2">LLSI</text:span><text:span text:style-name="T2">ZE</text:span></text:p>
            <text:p><text:span text:style-name="T2"><text:s text:c="8"/></text:span><text:span text:style-name="T2">call <text:s text:c="2"/></text:span><text:span text:style-name="T2"><text:s/></text:span><text:span text:style-name="T2">mall</text:span><text:span text:style-name="T2">oc <text:s text:c="3"/></text:span><text:span text:style-name="T2"><text:s text:c="8"/></text:span><text:span text:style-name="T2"><text:s text:c="8"/></text:span><text:span text:style-name="T2"><text:s/></text:span></text:p>
            <text:p><text:span text:style-name="T2"><text:s text:c="8"/></text:span><text:span text:style-name="T2">mov <text:s/></text:span><text:span text:style-name="T2"><text:s text:c="2"/></text:span><text:span text:style-name="T2">dwor</text:span><text:span text:style-name="T2">d </text:span><text:span text:style-name="T2">[new</text:span><text:span text:style-name="T2">Item</text:span><text:span text:style-name="T2">], </text:span><text:span text:style-name="T2">eax <text:s text:c="2"/></text:span><text:span text:style-name="T2"><text:s/></text:span><text:s text:c="5"/></text:p>
            <text:p><text:s text:c="8"/></text:p>
            <text:p><text:s text:c="7"/><text:span text:style-name="T1"><text:s/></text:span><text:span text:style-name="T1">mov <text:s/></text:span><text:span text:style-name="T1"><text:s text:c="3"/></text:span><text:span text:style-name="T1">ecx, </text:span><text:span text:style-name="T1">dwor</text:span><text:span text:style-name="T1">d </text:span><text:span text:style-name="T1">[limit</text:span><text:span text:style-name="T1">] </text:span><text:s text:c="6"/><text:s text:c="2"/></text:p>
            <text:p><text:s text:c="8"/></text:p>
            <text:p><text:s text:c="8"/>mov <text:s/><text:s text:c="3"/>ebx, eax <text:s text:c="2"/><text:s text:c="8"/><text:s text:c="8"/></text:p>
            <text:p><text:s text:c="7"/><text:span text:style-name="T2"><text:s/></text:span><text:span text:style-name="T2">mov <text:s/></text:span><text:span text:style-name="T2"><text:s text:c="3"/></text:span><text:span text:style-name="T2">[ ebx </text:span><text:span text:style-name="T2">], </text:span><text:span text:style-name="T2">dwor</text:span><text:span text:style-name="T2">d </text:span><text:span text:style-name="T2">NUL</text:span><text:span text:style-name="T2">L <text:s text:c="5"/></text:span><text:s/></text:p>
            <text:p><text:s text:c="6"/><text:span text:style-name="T1"><text:s text:c="2"/></text:span><text:span text:style-name="T1">mov <text:s/></text:span><text:span text:style-name="T1"><text:s text:c="3"/></text:span><text:span text:style-name="T1">[ ebx </text:span><text:span text:style-name="T1">+ </text:span><text:span text:style-name="T1">nr ], </text:span><text:span text:style-name="T1">ecx <text:s text:c="2"/></text:span><text:span text:style-name="T1"><text:s text:c="4"/></text:span><text:s text:c="4"/></text:p>
          </draw:text-box>
        </draw:frame>
        <draw:frame draw:style-name="gr8" draw:layer="layout" svg:width="1.907cm" svg:height="0.962cm" svg:x="3.4cm" svg:y="4.362cm">
          <draw:text-box>
            <text:p>0005</text:p>
          </draw:text-box>
        </draw:frame>
        <draw:frame draw:style-name="gr8" draw:layer="layout" svg:width="1.907cm" svg:height="0.962cm" svg:x="3.401cm" svg:y="3.4cm">
          <draw:text-box>
            <text:p>next</text:p>
          </draw:text-box>
        </draw:frame>
        <draw:line draw:style-name="gr2" draw:text-style-name="P3" draw:layer="layout" svg:x1="1.8cm" svg:y1="2.511cm" svg:x2="3.4cm" svg:y2="3.6cm">
          <text:p/>
        </draw:line>
        <draw:frame draw:style-name="gr10" draw:text-style-name="P4" draw:layer="layout" svg:width="12cm" svg:height="1.673cm" svg:x="0.8cm" svg:y="0.838cm">
          <draw:text-box>
            <text:p>newItem==(newItem+next) </text:p>
            <text:p>(next==0)</text:p>
          </draw:text-box>
        </draw:frame>
        <draw:frame draw:style-name="gr11" draw:text-style-name="P4" draw:layer="layout" svg:width="4.8cm" svg:height="1.673cm" svg:x="7.2cm" svg:y="4.327cm">
          <draw:text-box>
            <text:p>newItem+nr </text:p>
            <text:p>(nr==4)</text:p>
          </draw:text-box>
        </draw:frame>
        <draw:line draw:style-name="gr2" draw:text-style-name="P3" draw:layer="layout" svg:x1="7.2cm" svg:y1="4.8cm" svg:x2="5.307cm" svg:y2="4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4"/>newItem-&gt; next = NULL;</text:p>
            <text:p><text:s text:c="4"/>newItem -&gt; nr = limit;</text:p>
            <text:p><text:s text:c="4"/>if ( head == NULL) {</text:p>
            <text:p><text:s text:c="8"/>head = newItem;</text:p>
            <text:p><text:s text:c="8"/>lastItem = head;</text:p>
            <text:p><text:s text:c="4"/>} <text:s text:c="2"/><text:s/></text:p>
            <text:p><text:s text:c="4"/>else {</text:p>
            <text:p><text:s text:c="6"/>lastItem -&gt; next = newItem;</text:p>
            <text:p><text:s text:c="6"/>lastItem = newItem;</text:p>
            <text:p><text:s text:c="4"/>}</text:p>
            <text:p><text:s text:c="4"/>limit --; <text:s/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678cm" svg:height="13.049cm" svg:x="0.242cm" svg:y="1cm">
          <draw:text-box>
            <text:p>limit <text:s/>dd 5</text:p>
            <text:p>main:</text:p>
            <text:p><text:s text:c="8"/>mov <text:s/><text:s text:c="3"/>dword [ head ], NULL <text:s text:c="5"/><text:s/></text:p>
            <text:p><text:s text:c="8"/>mov <text:s/><text:s text:c="3"/>dword [ newItem ], NULL <text:s text:c="3"/></text:p>
            <text:p><text:s text:c="8"/>mov <text:s/><text:s text:c="3"/>dword [lastItem ], NULL <text:s text:c="4"/></text:p>
            <text:p><text:s text:c="7"/></text:p>
            <text:p><text:s text:c="4"/></text:p>
            <text:p>do_while_1:</text:p>
            <text:p><text:s text:c="8"/></text:p>
            <text:p><text:s text:c="8"/><text:span text:style-name="T2">mov <text:s/></text:span><text:span text:style-name="T2"><text:s text:c="3"/></text:span><text:span text:style-name="T2">rdi, </text:span><text:span text:style-name="T2">LLSI</text:span><text:span text:style-name="T2">ZE</text:span></text:p>
            <text:p><text:span text:style-name="T2"><text:s text:c="8"/></text:span><text:span text:style-name="T2">call <text:s text:c="2"/></text:span><text:span text:style-name="T2"><text:s/></text:span><text:span text:style-name="T2">mall</text:span><text:span text:style-name="T2">oc <text:s text:c="3"/></text:span><text:span text:style-name="T2"><text:s text:c="8"/></text:span><text:span text:style-name="T2"><text:s text:c="8"/></text:span><text:span text:style-name="T2"><text:s/></text:span></text:p>
            <text:p><text:span text:style-name="T2"><text:s text:c="8"/></text:span><text:span text:style-name="T2">mov <text:s/></text:span><text:span text:style-name="T2"><text:s text:c="2"/></text:span><text:span text:style-name="T2">dwor</text:span><text:span text:style-name="T2">d </text:span><text:span text:style-name="T2">[new</text:span><text:span text:style-name="T2">Item</text:span><text:span text:style-name="T2">], </text:span><text:span text:style-name="T2">eax <text:s text:c="2"/></text:span><text:span text:style-name="T2"><text:s/></text:span><text:s text:c="5"/></text:p>
            <text:p><text:s text:c="8"/></text:p>
            <text:p><text:s text:c="8"/>mov <text:s/><text:s text:c="3"/>ecx, dword [limit] <text:s text:c="6"/><text:s text:c="2"/></text:p>
            <text:p><text:s text:c="8"/></text:p>
            <text:p><text:s text:c="8"/>mov <text:s/><text:s text:c="3"/>ebx, eax <text:s text:c="2"/><text:s text:c="8"/><text:s text:c="8"/></text:p>
            <text:p><text:s text:c="8"/>mov <text:s/><text:s text:c="3"/>[ ebx ], dword NULL <text:s text:c="5"/><text:s/></text:p>
            <text:p><text:s text:c="8"/>mov <text:s/><text:s text:c="3"/>[ ebx + nr ], ecx <text:s text:c="2"/><text:s text:c="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4"/>newItem-&gt; next = NULL;</text:p>
            <text:p><text:s text:c="4"/>newItem -&gt; nr = limit;</text:p>
            <text:p><text:s text:c="3"/><text:span text:style-name="T1"><text:s/></text:span><text:span text:style-name="T1">if </text:span><text:span text:style-name="T1">( he</text:span><text:span text:style-name="T1">ad </text:span><text:span text:style-name="T1">== </text:span><text:span text:style-name="T1">NUL</text:span><text:span text:style-name="T1">L) {</text:span></text:p>
            <text:p><text:span text:style-name="T1"><text:s text:c="8"/></text:span><text:span text:style-name="T1">head </text:span><text:span text:style-name="T1">= </text:span><text:span text:style-name="T1">newI</text:span><text:span text:style-name="T1">tem;</text:span></text:p>
            <text:p><text:span text:style-name="T1"><text:s text:c="8"/></text:span><text:span text:style-name="T1">lastIt</text:span><text:span text:style-name="T1">em </text:span><text:span text:style-name="T1">= </text:span><text:span text:style-name="T1">head</text:span><text:span text:style-name="T1">;</text:span></text:p>
            <text:p><text:span text:style-name="T1"><text:s text:c="4"/></text:span><text:span text:style-name="T1">} <text:s text:c="2"/></text:span><text:span text:style-name="T1"><text:s/></text:span></text:p>
            <text:p><text:span text:style-name="T1"><text:s text:c="4"/></text:span><text:span text:style-name="T1">else </text:span><text:span text:style-name="T1">{</text:span></text:p>
            <text:p><text:span text:style-name="T1"><text:s text:c="6"/></text:span><text:span text:style-name="T1">lastIt</text:span><text:span text:style-name="T1">em </text:span><text:span text:style-name="T1">-&gt; </text:span><text:span text:style-name="T1">next </text:span><text:span text:style-name="T1">= </text:span><text:span text:style-name="T1">newI</text:span><text:span text:style-name="T1">tem;</text:span></text:p>
            <text:p><text:span text:style-name="T1"><text:s text:c="6"/></text:span><text:span text:style-name="T1">lastIt</text:span><text:span text:style-name="T1">em </text:span><text:span text:style-name="T1">= </text:span><text:span text:style-name="T1">newI</text:span><text:span text:style-name="T1">tem;</text:span></text:p>
            <text:p><text:span text:style-name="T1"><text:s text:c="4"/></text:span><text:span text:style-name="T1">}</text:span></text:p>
            <text:p><text:s text:c="4"/>limit --; <text:s/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221cm" svg:height="15.182cm" svg:x="0.6cm" svg:y="2cm">
          <draw:text-box>
            <text:p><text:s text:c="2"/><text:span text:style-name="T1"><text:s text:c="5"/></text:span><text:span text:style-name="T1">cmp <text:s/></text:span><text:span text:style-name="T1"><text:s text:c="3"/></text:span><text:span text:style-name="T1">dwor</text:span><text:span text:style-name="T1">d </text:span><text:span text:style-name="T1">[ he</text:span><text:span text:style-name="T1">ad ], </text:span><text:span text:style-name="T1">NUL</text:span><text:span text:style-name="T1">L <text:s text:c="5"/></text:span><text:span text:style-name="T1"><text:s text:c="2"/></text:span></text:p>
            <text:p><text:span text:style-name="T1"><text:s text:c="8"/></text:span><text:span text:style-name="T1">jne <text:s text:c="3"/></text:span><text:span text:style-name="T1"><text:s/></text:span><text:span text:style-name="T1">part</text:span><text:span text:style-name="T1">e_el</text:span><text:span text:style-name="T1">se </text:span></text:p>
            <text:p><text:span text:style-name="T1"><text:s text:c="8"/></text:span><text:span text:style-name="T1">mov <text:s/></text:span><text:span text:style-name="T1"><text:s text:c="3"/></text:span><text:span text:style-name="T1">[ he</text:span><text:span text:style-name="T1">ad ], </text:span><text:span text:style-name="T1">eax <text:s text:c="2"/></text:span><text:span text:style-name="T1"><text:s text:c="8"/></text:span><text:span text:style-name="T1"><text:s text:c="3"/></text:span></text:p>
            <text:p><text:span text:style-name="T1"><text:s text:c="8"/></text:span><text:span text:style-name="T1">mov <text:s/></text:span><text:span text:style-name="T1"><text:s text:c="3"/></text:span><text:span text:style-name="T1">[lastI</text:span><text:span text:style-name="T1">tem]</text:span><text:span text:style-name="T1">, eax </text:span><text:span text:style-name="T1"><text:s text:c="8"/></text:span><text:span text:style-name="T1"><text:s text:c="3"/></text:span></text:p>
            <text:p><text:span text:style-name="T1"><text:s text:c="8"/></text:span><text:span text:style-name="T1">jmp <text:s text:c="2"/></text:span><text:span text:style-name="T1"><text:s text:c="2"/></text:span><text:span text:style-name="T1">fim_i</text:span><text:span text:style-name="T1">f</text:span></text:p>
            <text:p><text:span text:style-name="T1"><text:s text:c="8"/></text:span></text:p>
            <text:p><text:span text:style-name="T1">part</text:span><text:span text:style-name="T1">e_el</text:span><text:span text:style-name="T1">se:</text:span></text:p>
            <text:p><text:span text:style-name="T1"><text:s text:c="8"/></text:span><text:span text:style-name="T1">mov <text:s/></text:span><text:span text:style-name="T1"><text:s/>ebx, </text:span><text:span text:style-name="T1">dwor</text:span><text:span text:style-name="T1">d </text:span><text:span text:style-name="T1">[lastI</text:span><text:span text:style-name="T1">tem]</text:span></text:p>
            <text:p><text:span text:style-name="T1"><text:s text:c="8"/></text:span><text:span text:style-name="T1">mov <text:s/></text:span><text:span text:style-name="T1"><text:s/>edx, </text:span><text:span text:style-name="T1">[new</text:span><text:span text:style-name="T1">Item</text:span><text:span text:style-name="T1">]</text:span></text:p>
            <text:p><text:span text:style-name="T1"><text:s text:c="8"/></text:span><text:span text:style-name="T1">mov <text:s/></text:span><text:span text:style-name="T1"><text:s text:c="2"/></text:span><text:span text:style-name="T1">[ebx]</text:span><text:span text:style-name="T1">, edx </text:span><text:span text:style-name="T1"><text:s text:c="3"/></text:span></text:p>
            <text:p><text:span text:style-name="T1"><text:s text:c="8"/></text:span><text:span text:style-name="T1">mov <text:s/></text:span><text:span text:style-name="T1"><text:s/></text:span><text:span text:style-name="T1">dwor</text:span><text:span text:style-name="T1">d </text:span><text:span text:style-name="T1">[lastI</text:span><text:span text:style-name="T1">tem]</text:span><text:span text:style-name="T1">, edx</text:span></text:p>
            <text:p><text:span text:style-name="T1">fim_i</text:span><text:span text:style-name="T1">f: </text:span></text:p>
            <text:p><text:span text:style-name="T2"><text:s text:c="8"/></text:span><text:span text:style-name="T2">mov <text:s/></text:span><text:span text:style-name="T2"><text:s text:c="3"/></text:span><text:span text:style-name="T2">ecx, </text:span><text:span text:style-name="T2">dwor</text:span><text:span text:style-name="T2">d </text:span><text:span text:style-name="T2">[limit</text:span><text:span text:style-name="T2">]</text:span></text:p>
            <text:p><text:span text:style-name="T2"><text:s text:c="8"/></text:span><text:span text:style-name="T2">dec </text:span><text:span text:style-name="T2">ecx</text:span></text:p>
            <text:p><text:span text:style-name="T2"><text:s text:c="8"/></text:span><text:span text:style-name="T2">mov <text:s/></text:span><text:span text:style-name="T2"><text:s text:c="2"/></text:span><text:span text:style-name="T2">dwor</text:span><text:span text:style-name="T2">d </text:span><text:span text:style-name="T2">[limit</text:span><text:span text:style-name="T2">],ecx</text:span></text:p>
            <text:p><text:span text:style-name="T2"><text:s text:c="8"/></text:span><text:span text:style-name="T2">cmp <text:s/></text:span><text:span text:style-name="T2">ecx,</text:span><text:span text:style-name="T2">0</text:span></text:p>
            <text:p><text:span text:style-name="T2"><text:s text:c="8"/></text:span><text:span text:style-name="T2">jne </text:span><text:span text:style-name="T2">do_</text:span><text:span text:style-name="T2">whil</text:span><text:span text:style-name="T2">e_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4"/>newItem-&gt; next = NULL;</text:p>
            <text:p><text:s text:c="4"/>newItem -&gt; nr = limit;</text:p>
            <text:p><text:s text:c="3"/><text:span text:style-name="T2"><text:s/></text:span><text:span text:style-name="T2">if </text:span><text:span text:style-name="T2">( he</text:span><text:span text:style-name="T2">ad </text:span><text:span text:style-name="T2">== </text:span><text:span text:style-name="T2">NUL</text:span><text:span text:style-name="T2">L) {</text:span></text:p>
            <text:p><text:span text:style-name="T2"><text:s text:c="8"/></text:span><text:span text:style-name="T2">head </text:span><text:span text:style-name="T2">= </text:span><text:span text:style-name="T2">newI</text:span><text:span text:style-name="T2">tem;</text:span></text:p>
            <text:p><text:span text:style-name="T2"><text:s text:c="8"/></text:span><text:span text:style-name="T2">lastIt</text:span><text:span text:style-name="T2">em </text:span><text:span text:style-name="T2">= </text:span><text:span text:style-name="T2">head</text:span><text:span text:style-name="T2">;</text:span></text:p>
            <text:p><text:span text:style-name="T2"><text:s text:c="4"/></text:span><text:span text:style-name="T2">} <text:s text:c="2"/></text:span><text:span text:style-name="T2"><text:s/></text:span></text:p>
            <text:p><text:span text:style-name="T2"><text:s text:c="4"/></text:span><text:span text:style-name="T2">else </text:span><text:span text:style-name="T2">{</text:span></text:p>
            <text:p><text:span text:style-name="T2"><text:s text:c="6"/></text:span><text:span text:style-name="T2">lastIt</text:span><text:span text:style-name="T2">em </text:span><text:span text:style-name="T2">-&gt; </text:span><text:span text:style-name="T2">next </text:span><text:span text:style-name="T2">= </text:span><text:span text:style-name="T2">newI</text:span><text:span text:style-name="T2">tem;</text:span></text:p>
            <text:p><text:span text:style-name="T2"><text:s text:c="6"/></text:span><text:span text:style-name="T2">lastIt</text:span><text:span text:style-name="T2">em </text:span><text:span text:style-name="T2">= </text:span><text:span text:style-name="T2">newI</text:span><text:span text:style-name="T2">tem;</text:span></text:p>
            <text:p><text:span text:style-name="T2"><text:s text:c="4"/></text:span><text:span text:style-name="T2">}</text:span></text:p>
            <text:p><text:s text:c="3"/><text:span text:style-name="T1"><text:s/></text:span><text:span text:style-name="T1">limit </text:span><text:span text:style-name="T1">--; <text:s/></text:span></text:p>
            <text:p><text:s text:c="6"/></text:p>
            <text:p><text:s text:c="2"/>}while (limit &gt; 0); <text:s/></text:p>
          </draw:text-box>
        </draw:frame>
        <draw:frame draw:style-name="gr9" draw:text-style-name="P4" draw:layer="layout" svg:width="11.221cm" svg:height="15.182cm" svg:x="0.6cm" svg:y="2cm">
          <draw:text-box>
            <text:p><text:s text:c="2"/><text:span text:style-name="T1"><text:s text:c="4"/></text:span><text:span text:style-name="T2"><text:s/></text:span><text:span text:style-name="T2">cmp <text:s/></text:span><text:span text:style-name="T2"><text:s text:c="3"/></text:span><text:span text:style-name="T2">dwor</text:span><text:span text:style-name="T2">d </text:span><text:span text:style-name="T2">[ he</text:span><text:span text:style-name="T2">ad ], </text:span><text:span text:style-name="T2">NUL</text:span><text:span text:style-name="T2">L <text:s text:c="5"/></text:span><text:span text:style-name="T2"><text:s text:c="2"/></text:span></text:p>
            <text:p><text:span text:style-name="T2"><text:s text:c="8"/></text:span><text:span text:style-name="T2">jne <text:s text:c="3"/></text:span><text:span text:style-name="T2"><text:s/></text:span><text:span text:style-name="T2">part</text:span><text:span text:style-name="T2">e_el</text:span><text:span text:style-name="T2">se </text:span></text:p>
            <text:p><text:span text:style-name="T2"><text:s text:c="8"/></text:span><text:span text:style-name="T2">mov <text:s/></text:span><text:span text:style-name="T2"><text:s text:c="3"/></text:span><text:span text:style-name="T2">[ he</text:span><text:span text:style-name="T2">ad ], </text:span><text:span text:style-name="T2">eax <text:s text:c="2"/></text:span><text:span text:style-name="T2"><text:s text:c="8"/></text:span><text:span text:style-name="T2"><text:s text:c="3"/></text:span></text:p>
            <text:p><text:span text:style-name="T2"><text:s text:c="8"/></text:span><text:span text:style-name="T2">mov <text:s/></text:span><text:span text:style-name="T2"><text:s text:c="3"/></text:span><text:span text:style-name="T2">[lastI</text:span><text:span text:style-name="T2">tem]</text:span><text:span text:style-name="T2">, eax </text:span><text:span text:style-name="T2"><text:s text:c="8"/></text:span><text:span text:style-name="T2"><text:s text:c="3"/></text:span></text:p>
            <text:p><text:span text:style-name="T2"><text:s text:c="8"/></text:span><text:span text:style-name="T2">jmp <text:s text:c="2"/></text:span><text:span text:style-name="T2"><text:s text:c="2"/></text:span><text:span text:style-name="T2">fim_i</text:span><text:span text:style-name="T2">f</text:span></text:p>
            <text:p><text:span text:style-name="T2"><text:s text:c="8"/></text:span></text:p>
            <text:p><text:span text:style-name="T2">part</text:span><text:span text:style-name="T2">e_el</text:span><text:span text:style-name="T2">se:</text:span></text:p>
            <text:p><text:span text:style-name="T2"><text:s text:c="8"/></text:span><text:span text:style-name="T2">mov <text:s/></text:span><text:span text:style-name="T2"><text:s/>ebx, </text:span><text:span text:style-name="T2">dwor</text:span><text:span text:style-name="T2">d </text:span><text:span text:style-name="T2">[lastI</text:span><text:span text:style-name="T2">tem]</text:span></text:p>
            <text:p><text:span text:style-name="T2"><text:s text:c="8"/></text:span><text:span text:style-name="T2">mov <text:s/></text:span><text:span text:style-name="T2"><text:s/>edx, </text:span><text:span text:style-name="T2">[new</text:span><text:span text:style-name="T2">Item</text:span><text:span text:style-name="T2">]</text:span></text:p>
            <text:p><text:span text:style-name="T2"><text:s text:c="8"/></text:span><text:span text:style-name="T2">mov <text:s/></text:span><text:span text:style-name="T2"><text:s text:c="2"/></text:span><text:span text:style-name="T2">[ebx]</text:span><text:span text:style-name="T2">, edx </text:span><text:span text:style-name="T2"><text:s text:c="3"/></text:span></text:p>
            <text:p><text:span text:style-name="T2"><text:s text:c="8"/></text:span><text:span text:style-name="T2">mov <text:s/></text:span><text:span text:style-name="T2"><text:s/></text:span><text:span text:style-name="T2">dwor</text:span><text:span text:style-name="T2">d </text:span><text:span text:style-name="T2">[lastI</text:span><text:span text:style-name="T2">tem]</text:span><text:span text:style-name="T2">, edx</text:span></text:p>
            <text:p><text:span text:style-name="T2">fim_i</text:span><text:span text:style-name="T2">f: </text:span></text:p>
            <text:p><text:span text:style-name="T2"><text:s text:c="7"/></text:span><text:span text:style-name="T1"><text:s/></text:span><text:span text:style-name="T1">mov <text:s/></text:span><text:span text:style-name="T1"><text:s text:c="3"/></text:span><text:span text:style-name="T1">ecx, </text:span><text:span text:style-name="T1">dwor</text:span><text:span text:style-name="T1">d </text:span><text:span text:style-name="T1">[limit</text:span><text:span text:style-name="T1">]</text:span></text:p>
            <text:p><text:span text:style-name="T1"><text:s text:c="8"/></text:span><text:span text:style-name="T1">dec </text:span><text:span text:style-name="T1">ecx</text:span></text:p>
            <text:p><text:span text:style-name="T1"><text:s text:c="8"/></text:span><text:span text:style-name="T1">mov <text:s/></text:span><text:span text:style-name="T1"><text:s text:c="2"/></text:span><text:span text:style-name="T1">dwor</text:span><text:span text:style-name="T1">d </text:span><text:span text:style-name="T1">[limit</text:span><text:span text:style-name="T1">],ecx</text:span></text:p>
            <text:p><text:span text:style-name="T2"><text:s text:c="8"/></text:span><text:span text:style-name="T2">cmp <text:s/></text:span><text:span text:style-name="T2">ecx,</text:span><text:span text:style-name="T2">0</text:span></text:p>
            <text:p><text:span text:style-name="T2"><text:s text:c="8"/></text:span><text:span text:style-name="T2">jne </text:span><text:span text:style-name="T2">do_</text:span><text:span text:style-name="T2">whil</text:span><text:span text:style-name="T2">e_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draw:style-name="gr7" draw:text-style-name="P4" draw:layer="layout" svg:width="12.478cm" svg:height="14.471cm" svg:x="14cm" svg:y="0.801cm">
          <draw:text-box>
            <text:p><text:s text:c="2"/>limit = 5;</text:p>
            <text:p><text:s text:c="4"/><text:span text:style-name="T2">head </text:span><text:span text:style-name="T2">= </text:span><text:span text:style-name="T2">NUL</text:span><text:span text:style-name="T2">L;</text:span></text:p>
            <text:p><text:span text:style-name="T2"><text:s text:c="4"/></text:span><text:span text:style-name="T2">newI</text:span><text:span text:style-name="T2">tem </text:span><text:span text:style-name="T2">= </text:span><text:span text:style-name="T2">NUL</text:span><text:span text:style-name="T2">L;</text:span></text:p>
            <text:p><text:span text:style-name="T2"><text:s text:c="4"/></text:span><text:span text:style-name="T2">lastIt</text:span><text:span text:style-name="T2">em </text:span><text:span text:style-name="T2">= </text:span><text:span text:style-name="T2">NUL</text:span><text:span text:style-name="T2">L;</text:span></text:p>
            <text:p><text:s text:c="3"/>// cria a lista </text:p>
            <text:p><text:s text:c="2"/>do {</text:p>
            <text:p><text:s text:c="3"/><text:span text:style-name="T1"><text:s/></text:span><text:span text:style-name="T2">newI</text:span><text:span text:style-name="T2">tem </text:span><text:span text:style-name="T2">= </text:span><text:span text:style-name="T2">mall</text:span><text:span text:style-name="T2">oc </text:span><text:span text:style-name="T2">(size</text:span><text:span text:style-name="T2">of(st</text:span><text:span text:style-name="T2">ruct </text:span><text:span text:style-name="T2">linkli</text:span><text:span text:style-name="T2">st));</text:span></text:p>
            <text:p><text:s text:c="4"/>newItem-&gt; next = NULL;</text:p>
            <text:p><text:s text:c="4"/>newItem -&gt; nr = limit;</text:p>
            <text:p><text:s text:c="3"/><text:span text:style-name="T2"><text:s/></text:span><text:span text:style-name="T2">if </text:span><text:span text:style-name="T2">( he</text:span><text:span text:style-name="T2">ad </text:span><text:span text:style-name="T2">== </text:span><text:span text:style-name="T2">NUL</text:span><text:span text:style-name="T2">L) {</text:span></text:p>
            <text:p><text:span text:style-name="T2"><text:s text:c="8"/></text:span><text:span text:style-name="T2">head </text:span><text:span text:style-name="T2">= </text:span><text:span text:style-name="T2">newI</text:span><text:span text:style-name="T2">tem;</text:span></text:p>
            <text:p><text:span text:style-name="T2"><text:s text:c="8"/></text:span><text:span text:style-name="T2">lastIt</text:span><text:span text:style-name="T2">em </text:span><text:span text:style-name="T2">= </text:span><text:span text:style-name="T2">head</text:span><text:span text:style-name="T2">;</text:span></text:p>
            <text:p><text:span text:style-name="T2"><text:s text:c="4"/></text:span><text:span text:style-name="T2">} <text:s text:c="2"/></text:span><text:span text:style-name="T2"><text:s/></text:span></text:p>
            <text:p><text:span text:style-name="T2"><text:s text:c="4"/></text:span><text:span text:style-name="T2">else </text:span><text:span text:style-name="T2">{</text:span></text:p>
            <text:p><text:span text:style-name="T2"><text:s text:c="6"/></text:span><text:span text:style-name="T2">lastIt</text:span><text:span text:style-name="T2">em </text:span><text:span text:style-name="T2">-&gt; </text:span><text:span text:style-name="T2">next </text:span><text:span text:style-name="T2">= </text:span><text:span text:style-name="T2">newI</text:span><text:span text:style-name="T2">tem;</text:span></text:p>
            <text:p><text:span text:style-name="T2"><text:s text:c="6"/></text:span><text:span text:style-name="T2">lastIt</text:span><text:span text:style-name="T2">em </text:span><text:span text:style-name="T2">= </text:span><text:span text:style-name="T2">newI</text:span><text:span text:style-name="T2">tem;</text:span></text:p>
            <text:p><text:span text:style-name="T2"><text:s text:c="4"/></text:span><text:span text:style-name="T2">}</text:span></text:p>
            <text:p><text:s text:c="4"/>limit --; <text:s/></text:p>
            <text:p><text:s text:c="6"/></text:p>
            <text:p><text:s text:c="2"/>}<text:span text:style-name="T1">whil</text:span><text:span text:style-name="T1">e </text:span><text:span text:style-name="T1">(limit </text:span><text:span text:style-name="T1">&gt; 0); </text:span><text:span text:style-name="T1"><text:s/></text:span></text:p>
          </draw:text-box>
        </draw:frame>
        <draw:frame draw:style-name="gr9" draw:text-style-name="P4" draw:layer="layout" svg:width="11.221cm" svg:height="15.182cm" svg:x="0.6cm" svg:y="2cm">
          <draw:text-box>
            <text:p><text:s text:c="2"/><text:span text:style-name="T1"><text:s text:c="4"/></text:span><text:span text:style-name="T2"><text:s/></text:span><text:span text:style-name="T2">cmp <text:s/></text:span><text:span text:style-name="T2"><text:s text:c="3"/></text:span><text:span text:style-name="T2">dwor</text:span><text:span text:style-name="T2">d </text:span><text:span text:style-name="T2">[ he</text:span><text:span text:style-name="T2">ad ], </text:span><text:span text:style-name="T2">NUL</text:span><text:span text:style-name="T2">L <text:s text:c="5"/></text:span><text:span text:style-name="T2"><text:s text:c="2"/></text:span></text:p>
            <text:p><text:span text:style-name="T2"><text:s text:c="8"/></text:span><text:span text:style-name="T2">jne <text:s text:c="3"/></text:span><text:span text:style-name="T2"><text:s/></text:span><text:span text:style-name="T2">part</text:span><text:span text:style-name="T2">e_el</text:span><text:span text:style-name="T2">se </text:span></text:p>
            <text:p><text:span text:style-name="T2"><text:s text:c="8"/></text:span><text:span text:style-name="T2">mov <text:s/></text:span><text:span text:style-name="T2"><text:s text:c="3"/></text:span><text:span text:style-name="T2">[ he</text:span><text:span text:style-name="T2">ad ], </text:span><text:span text:style-name="T2">eax <text:s text:c="2"/></text:span><text:span text:style-name="T2"><text:s text:c="8"/></text:span><text:span text:style-name="T2"><text:s text:c="3"/></text:span></text:p>
            <text:p><text:span text:style-name="T2"><text:s text:c="8"/></text:span><text:span text:style-name="T2">mov <text:s/></text:span><text:span text:style-name="T2"><text:s text:c="3"/></text:span><text:span text:style-name="T2">[lastI</text:span><text:span text:style-name="T2">tem]</text:span><text:span text:style-name="T2">, eax </text:span><text:span text:style-name="T2"><text:s text:c="8"/></text:span><text:span text:style-name="T2"><text:s text:c="3"/></text:span></text:p>
            <text:p><text:span text:style-name="T2"><text:s text:c="8"/></text:span><text:span text:style-name="T2">jmp <text:s text:c="2"/></text:span><text:span text:style-name="T2"><text:s text:c="2"/></text:span><text:span text:style-name="T2">fim_i</text:span><text:span text:style-name="T2">f</text:span></text:p>
            <text:p><text:span text:style-name="T2"><text:s text:c="8"/></text:span></text:p>
            <text:p><text:span text:style-name="T2">part</text:span><text:span text:style-name="T2">e_el</text:span><text:span text:style-name="T2">se:</text:span></text:p>
            <text:p><text:span text:style-name="T2"><text:s text:c="8"/></text:span><text:span text:style-name="T2">mov <text:s/></text:span><text:span text:style-name="T2"><text:s/>ebx, </text:span><text:span text:style-name="T2">dwor</text:span><text:span text:style-name="T2">d </text:span><text:span text:style-name="T2">[lastI</text:span><text:span text:style-name="T2">tem]</text:span></text:p>
            <text:p><text:span text:style-name="T2"><text:s text:c="8"/></text:span><text:span text:style-name="T2">mov <text:s/></text:span><text:span text:style-name="T2"><text:s/>edx, </text:span><text:span text:style-name="T2">[new</text:span><text:span text:style-name="T2">Item</text:span><text:span text:style-name="T2">]</text:span></text:p>
            <text:p><text:span text:style-name="T2"><text:s text:c="8"/></text:span><text:span text:style-name="T2">mov <text:s/></text:span><text:span text:style-name="T2"><text:s text:c="2"/></text:span><text:span text:style-name="T2">[ebx]</text:span><text:span text:style-name="T2">, edx </text:span><text:span text:style-name="T2"><text:s text:c="3"/></text:span></text:p>
            <text:p><text:span text:style-name="T2"><text:s text:c="8"/></text:span><text:span text:style-name="T2">mov <text:s/></text:span><text:span text:style-name="T2"><text:s/></text:span><text:span text:style-name="T2">dwor</text:span><text:span text:style-name="T2">d </text:span><text:span text:style-name="T2">[lastI</text:span><text:span text:style-name="T2">tem]</text:span><text:span text:style-name="T2">, edx</text:span></text:p>
            <text:p><text:span text:style-name="T2">fim_i</text:span><text:span text:style-name="T2">f: </text:span></text:p>
            <text:p><text:span text:style-name="T2"><text:s text:c="8"/></text:span><text:span text:style-name="T2">mov <text:s/></text:span><text:span text:style-name="T2"><text:s text:c="3"/></text:span><text:span text:style-name="T2">ecx, </text:span><text:span text:style-name="T2">dwor</text:span><text:span text:style-name="T2">d </text:span><text:span text:style-name="T2">[limit</text:span><text:span text:style-name="T2">]</text:span></text:p>
            <text:p><text:span text:style-name="T2"><text:s text:c="8"/></text:span><text:span text:style-name="T2">dec </text:span><text:span text:style-name="T2">ecx</text:span></text:p>
            <text:p><text:span text:style-name="T2"><text:s text:c="8"/></text:span><text:span text:style-name="T2">mov <text:s/></text:span><text:span text:style-name="T2"><text:s text:c="2"/></text:span><text:span text:style-name="T2">dwor</text:span><text:span text:style-name="T2">d </text:span><text:span text:style-name="T2">[limit</text:span><text:span text:style-name="T2">],ecx</text:span></text:p>
            <text:p><text:span text:style-name="T2"><text:s text:c="6"/></text:span><text:span text:style-name="T1"><text:s text:c="2"/></text:span><text:span text:style-name="T1">cmp <text:s/></text:span><text:span text:style-name="T1">ecx,</text:span><text:span text:style-name="T1">0</text:span></text:p>
            <text:p><text:span text:style-name="T1"><text:s text:c="8"/></text:span><text:span text:style-name="T1">jne </text:span><text:span text:style-name="T1">do_</text:span><text:span text:style-name="T1">whil</text:span><text:span text:style-name="T1">e_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1-11T17:24:17.578023286</dc:date>
    <meta:editing-duration>P17DT3H4M54S</meta:editing-duration>
    <meta:editing-cycles>13</meta:editing-cycles>
    <meta:generator>LibreOffice/5.1.4.2$Linux_X86_64 LibreOffice_project/10m0$Build-2</meta:generator>
    <meta:document-statistic meta:object-count="217"/>
  </office:meta>
</office:document-meta>
</file>